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072cm" svg:height="1.397cm" svg:x="2.778cm" svg:y="2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3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28cm" svg:y1="2.28cm" svg:x2="3.545cm" svg:y2="2.28cm">
          <text:p/>
        </draw:line>
        <draw:custom-shape draw:style-name="gr1" draw:text-style-name="P1" draw:layer="layout" svg:width="0.317cm" svg:height="0.423cm" svg:x="3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28cm" svg:y1="2.28cm" svg:x2="4.045cm" svg:y2="2.28cm">
          <text:p/>
        </draw:line>
        <draw:custom-shape draw:style-name="gr1" draw:text-style-name="P1" draw:layer="layout" svg:width="0.317cm" svg:height="0.423cm" svg:x="4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28cm" svg:y1="2.28cm" svg:x2="4.545cm" svg:y2="2.28cm">
          <text:p/>
        </draw:line>
        <draw:custom-shape draw:style-name="gr1" draw:text-style-name="P1" draw:layer="layout" svg:width="0.317cm" svg:height="0.423cm" svg:x="3.2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28cm" svg:y1="3.68cm" svg:x2="3.545cm" svg:y2="3.68cm">
          <text:p/>
        </draw:line>
        <draw:custom-shape draw:style-name="gr1" draw:text-style-name="P1" draw:layer="layout" svg:width="0.317cm" svg:height="0.423cm" svg:x="3.7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28cm" svg:y1="3.68cm" svg:x2="4.045cm" svg:y2="3.68cm">
          <text:p/>
        </draw:line>
        <draw:custom-shape draw:style-name="gr1" draw:text-style-name="P1" draw:layer="layout" svg:width="0.317cm" svg:height="0.423cm" svg:x="4.2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28cm" svg:y1="3.68cm" svg:x2="4.545cm" svg:y2="3.68cm">
          <text:p/>
        </draw:line>
        <draw:custom-shape draw:style-name="gr1" draw:text-style-name="P1" draw:layer="layout" svg:width="0.317cm" svg:height="0.423cm" svg:x="7.5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28cm" svg:y1="2.28cm" svg:x2="7.845cm" svg:y2="2.28cm">
          <text:p/>
        </draw:line>
        <draw:custom-shape draw:style-name="gr1" draw:text-style-name="P1" draw:layer="layout" svg:width="0.317cm" svg:height="0.423cm" svg:x="8.0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28cm" svg:y1="2.28cm" svg:x2="8.345cm" svg:y2="2.28cm">
          <text:p/>
        </draw:line>
        <draw:custom-shape draw:style-name="gr1" draw:text-style-name="P1" draw:layer="layout" svg:width="0.317cm" svg:height="0.423cm" svg:x="7.5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28cm" svg:y1="3.68cm" svg:x2="7.845cm" svg:y2="3.68cm">
          <text:p/>
        </draw:line>
        <draw:custom-shape draw:style-name="gr1" draw:text-style-name="P1" draw:layer="layout" svg:width="0.317cm" svg:height="0.423cm" svg:x="8.0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28cm" svg:y1="3.68cm" svg:x2="8.345cm" svg:y2="3.68cm">
          <text:p/>
        </draw:line>
        <draw:custom-shape draw:style-name="gr1" draw:text-style-name="P1" draw:layer="layout" svg:width="0.317cm" svg:height="0.423cm" svg:x="6.5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28cm" svg:y1="2.28cm" svg:x2="6.845cm" svg:y2="2.28cm">
          <text:p/>
        </draw:line>
        <draw:custom-shape draw:style-name="gr1" draw:text-style-name="P1" draw:layer="layout" svg:width="0.317cm" svg:height="0.423cm" svg:x="7.0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8cm" svg:y1="2.28cm" svg:x2="7.345cm" svg:y2="2.28cm">
          <text:p/>
        </draw:line>
        <draw:custom-shape draw:style-name="gr1" draw:text-style-name="P1" draw:layer="layout" svg:width="0.317cm" svg:height="0.423cm" svg:x="6.5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28cm" svg:y1="3.68cm" svg:x2="6.845cm" svg:y2="3.68cm">
          <text:p/>
        </draw:line>
        <draw:custom-shape draw:style-name="gr1" draw:text-style-name="P1" draw:layer="layout" svg:width="0.317cm" svg:height="0.423cm" svg:x="7.0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8cm" svg:y1="3.68cm" svg:x2="7.345cm" svg:y2="3.68cm">
          <text:p/>
        </draw:line>
        <draw:custom-shape draw:style-name="gr1" draw:text-style-name="P1" draw:layer="layout" svg:width="0.317cm" svg:height="0.423cm" svg:x="4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28cm" svg:y1="2.28cm" svg:x2="5.045cm" svg:y2="2.28cm">
          <text:p/>
        </draw:line>
        <draw:custom-shape draw:style-name="gr1" draw:text-style-name="P1" draw:layer="layout" svg:width="0.317cm" svg:height="0.423cm" svg:x="4.7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28cm" svg:y1="3.68cm" svg:x2="5.045cm" svg:y2="3.68cm">
          <text:p/>
        </draw:line>
        <draw:custom-shape draw:style-name="gr1" draw:text-style-name="P1" draw:layer="layout" svg:width="6.072cm" svg:height="1.397cm" svg:x="9.478cm" svg:y="2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9.9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928cm" svg:y1="2.28cm" svg:x2="10.245cm" svg:y2="2.28cm">
          <text:p/>
        </draw:line>
        <draw:custom-shape draw:style-name="gr1" draw:text-style-name="P1" draw:layer="layout" svg:width="0.317cm" svg:height="0.423cm" svg:x="10.4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28cm" svg:y1="2.28cm" svg:x2="10.745cm" svg:y2="2.28cm">
          <text:p/>
        </draw:line>
        <draw:custom-shape draw:style-name="gr1" draw:text-style-name="P1" draw:layer="layout" svg:width="0.317cm" svg:height="0.423cm" svg:x="9.9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928cm" svg:y1="3.68cm" svg:x2="10.245cm" svg:y2="3.68cm">
          <text:p/>
        </draw:line>
        <draw:custom-shape draw:style-name="gr1" draw:text-style-name="P1" draw:layer="layout" svg:width="0.317cm" svg:height="0.423cm" svg:x="10.4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28cm" svg:y1="3.68cm" svg:x2="10.745cm" svg:y2="3.68cm">
          <text:p/>
        </draw:line>
        <draw:custom-shape draw:style-name="gr1" draw:text-style-name="P1" draw:layer="layout" svg:width="0.317cm" svg:height="0.423cm" svg:x="14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28cm" svg:y1="2.28cm" svg:x2="14.545cm" svg:y2="2.28cm">
          <text:p/>
        </draw:line>
        <draw:custom-shape draw:style-name="gr1" draw:text-style-name="P1" draw:layer="layout" svg:width="0.317cm" svg:height="0.423cm" svg:x="14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728cm" svg:y1="2.28cm" svg:x2="15.045cm" svg:y2="2.28cm">
          <text:p/>
        </draw:line>
        <draw:custom-shape draw:style-name="gr1" draw:text-style-name="P1" draw:layer="layout" svg:width="0.317cm" svg:height="0.423cm" svg:x="14.2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28cm" svg:y1="3.68cm" svg:x2="14.545cm" svg:y2="3.68cm">
          <text:p/>
        </draw:line>
        <draw:custom-shape draw:style-name="gr1" draw:text-style-name="P1" draw:layer="layout" svg:width="0.317cm" svg:height="0.423cm" svg:x="14.7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728cm" svg:y1="3.68cm" svg:x2="15.045cm" svg:y2="3.68cm">
          <text:p/>
        </draw:line>
        <draw:custom-shape draw:style-name="gr1" draw:text-style-name="P1" draw:layer="layout" svg:width="0.317cm" svg:height="0.423cm" svg:x="13.2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228cm" svg:y1="2.28cm" svg:x2="13.545cm" svg:y2="2.28cm">
          <text:p/>
        </draw:line>
        <draw:custom-shape draw:style-name="gr1" draw:text-style-name="P1" draw:layer="layout" svg:width="0.317cm" svg:height="0.423cm" svg:x="13.7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28cm" svg:y1="2.28cm" svg:x2="14.045cm" svg:y2="2.28cm">
          <text:p/>
        </draw:line>
        <draw:custom-shape draw:style-name="gr1" draw:text-style-name="P1" draw:layer="layout" svg:width="0.317cm" svg:height="0.423cm" svg:x="13.2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228cm" svg:y1="3.68cm" svg:x2="13.545cm" svg:y2="3.68cm">
          <text:p/>
        </draw:line>
        <draw:custom-shape draw:style-name="gr1" draw:text-style-name="P1" draw:layer="layout" svg:width="0.317cm" svg:height="0.423cm" svg:x="13.7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28cm" svg:y1="3.68cm" svg:x2="14.045cm" svg:y2="3.68cm">
          <text:p/>
        </draw:line>
        <draw:custom-shape draw:style-name="gr1" draw:text-style-name="P1" draw:layer="layout" svg:width="6.072cm" svg:height="1.397cm" svg:x="2.778cm" svg:y="5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3.2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28cm" svg:y1="5.28cm" svg:x2="3.545cm" svg:y2="5.28cm">
          <text:p/>
        </draw:line>
        <draw:custom-shape draw:style-name="gr1" draw:text-style-name="P1" draw:layer="layout" svg:width="0.317cm" svg:height="0.423cm" svg:x="3.2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28cm" svg:y1="6.68cm" svg:x2="3.545cm" svg:y2="6.68cm">
          <text:p/>
        </draw:line>
        <draw:custom-shape draw:style-name="gr1" draw:text-style-name="P1" draw:layer="layout" svg:width="0.317cm" svg:height="0.423cm" svg:x="7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28cm" svg:y1="5.28cm" svg:x2="7.845cm" svg:y2="5.28cm">
          <text:p/>
        </draw:line>
        <draw:custom-shape draw:style-name="gr1" draw:text-style-name="P1" draw:layer="layout" svg:width="0.317cm" svg:height="0.423cm" svg:x="8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28cm" svg:y1="5.28cm" svg:x2="8.345cm" svg:y2="5.28cm">
          <text:p/>
        </draw:line>
        <draw:custom-shape draw:style-name="gr1" draw:text-style-name="P1" draw:layer="layout" svg:width="0.317cm" svg:height="0.423cm" svg:x="7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28cm" svg:y1="6.68cm" svg:x2="7.845cm" svg:y2="6.68cm">
          <text:p/>
        </draw:line>
        <draw:custom-shape draw:style-name="gr1" draw:text-style-name="P1" draw:layer="layout" svg:width="0.317cm" svg:height="0.423cm" svg:x="8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28cm" svg:y1="6.68cm" svg:x2="8.345cm" svg:y2="6.68cm">
          <text:p/>
        </draw:line>
        <draw:custom-shape draw:style-name="gr1" draw:text-style-name="P1" draw:layer="layout" svg:width="0.317cm" svg:height="0.423cm" svg:x="6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28cm" svg:y1="5.28cm" svg:x2="6.845cm" svg:y2="5.28cm">
          <text:p/>
        </draw:line>
        <draw:custom-shape draw:style-name="gr1" draw:text-style-name="P1" draw:layer="layout" svg:width="0.317cm" svg:height="0.423cm" svg:x="7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8cm" svg:y1="5.28cm" svg:x2="7.345cm" svg:y2="5.28cm">
          <text:p/>
        </draw:line>
        <draw:custom-shape draw:style-name="gr1" draw:text-style-name="P1" draw:layer="layout" svg:width="0.317cm" svg:height="0.423cm" svg:x="6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28cm" svg:y1="6.68cm" svg:x2="6.845cm" svg:y2="6.68cm">
          <text:p/>
        </draw:line>
        <draw:custom-shape draw:style-name="gr1" draw:text-style-name="P1" draw:layer="layout" svg:width="0.317cm" svg:height="0.423cm" svg:x="7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8cm" svg:y1="6.68cm" svg:x2="7.345cm" svg:y2="6.68cm">
          <text:p/>
        </draw:line>
        <draw:custom-shape draw:style-name="gr1" draw:text-style-name="P1" draw:layer="layout" svg:width="6.072cm" svg:height="1.397cm" svg:x="9.478cm" svg:y="5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9.9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928cm" svg:y1="5.28cm" svg:x2="10.245cm" svg:y2="5.28cm">
          <text:p/>
        </draw:line>
        <draw:custom-shape draw:style-name="gr1" draw:text-style-name="P1" draw:layer="layout" svg:width="0.317cm" svg:height="0.423cm" svg:x="10.4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28cm" svg:y1="5.28cm" svg:x2="10.745cm" svg:y2="5.28cm">
          <text:p/>
        </draw:line>
        <draw:custom-shape draw:style-name="gr1" draw:text-style-name="P1" draw:layer="layout" svg:width="0.317cm" svg:height="0.423cm" svg:x="10.9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28cm" svg:y1="5.28cm" svg:x2="11.245cm" svg:y2="5.28cm">
          <text:p/>
        </draw:line>
        <draw:custom-shape draw:style-name="gr1" draw:text-style-name="P1" draw:layer="layout" svg:width="0.317cm" svg:height="0.423cm" svg:x="9.9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928cm" svg:y1="6.68cm" svg:x2="10.245cm" svg:y2="6.68cm">
          <text:p/>
        </draw:line>
        <draw:custom-shape draw:style-name="gr1" draw:text-style-name="P1" draw:layer="layout" svg:width="0.317cm" svg:height="0.423cm" svg:x="10.4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28cm" svg:y1="6.68cm" svg:x2="10.745cm" svg:y2="6.68cm">
          <text:p/>
        </draw:line>
        <draw:custom-shape draw:style-name="gr1" draw:text-style-name="P1" draw:layer="layout" svg:width="0.317cm" svg:height="0.423cm" svg:x="10.9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28cm" svg:y1="6.68cm" svg:x2="11.245cm" svg:y2="6.68cm">
          <text:p/>
        </draw:line>
        <draw:custom-shape draw:style-name="gr1" draw:text-style-name="P1" draw:layer="layout" svg:width="0.317cm" svg:height="0.423cm" svg:x="13.2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228cm" svg:y1="5.28cm" svg:x2="13.545cm" svg:y2="5.28cm">
          <text:p/>
        </draw:line>
        <draw:custom-shape draw:style-name="gr1" draw:text-style-name="P1" draw:layer="layout" svg:width="0.317cm" svg:height="0.423cm" svg:x="13.7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28cm" svg:y1="5.28cm" svg:x2="14.045cm" svg:y2="5.28cm">
          <text:p/>
        </draw:line>
        <draw:custom-shape draw:style-name="gr1" draw:text-style-name="P1" draw:layer="layout" svg:width="0.317cm" svg:height="0.423cm" svg:x="13.2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228cm" svg:y1="6.68cm" svg:x2="13.545cm" svg:y2="6.68cm">
          <text:p/>
        </draw:line>
        <draw:custom-shape draw:style-name="gr1" draw:text-style-name="P1" draw:layer="layout" svg:width="0.317cm" svg:height="0.423cm" svg:x="13.7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28cm" svg:y1="6.68cm" svg:x2="14.045cm" svg:y2="6.68cm">
          <text:p/>
        </draw:line>
        <draw:custom-shape draw:style-name="gr1" draw:text-style-name="P1" draw:layer="layout" svg:width="6.072cm" svg:height="1.397cm" svg:x="16.078cm" svg:y="2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16.5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28cm" svg:y1="2.28cm" svg:x2="16.845cm" svg:y2="2.28cm">
          <text:p/>
        </draw:line>
        <draw:custom-shape draw:style-name="gr1" draw:text-style-name="P1" draw:layer="layout" svg:width="0.317cm" svg:height="0.423cm" svg:x="17.0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28cm" svg:y1="2.28cm" svg:x2="17.345cm" svg:y2="2.28cm">
          <text:p/>
        </draw:line>
        <draw:custom-shape draw:style-name="gr1" draw:text-style-name="P1" draw:layer="layout" svg:width="0.317cm" svg:height="0.423cm" svg:x="16.5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28cm" svg:y1="3.68cm" svg:x2="16.845cm" svg:y2="3.68cm">
          <text:p/>
        </draw:line>
        <draw:custom-shape draw:style-name="gr1" draw:text-style-name="P1" draw:layer="layout" svg:width="0.317cm" svg:height="0.423cm" svg:x="17.0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28cm" svg:y1="3.68cm" svg:x2="17.345cm" svg:y2="3.68cm">
          <text:p/>
        </draw:line>
        <draw:custom-shape draw:style-name="gr1" draw:text-style-name="P1" draw:layer="layout" svg:width="0.317cm" svg:height="0.423cm" svg:x="19.8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828cm" svg:y1="2.28cm" svg:x2="20.145cm" svg:y2="2.28cm">
          <text:p/>
        </draw:line>
        <draw:custom-shape draw:style-name="gr1" draw:text-style-name="P1" draw:layer="layout" svg:width="0.317cm" svg:height="0.423cm" svg:x="20.328cm" svg:y="1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28cm" svg:y1="2.28cm" svg:x2="20.645cm" svg:y2="2.28cm">
          <text:p/>
        </draw:line>
        <draw:custom-shape draw:style-name="gr1" draw:text-style-name="P1" draw:layer="layout" svg:width="0.317cm" svg:height="0.423cm" svg:x="19.8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828cm" svg:y1="3.68cm" svg:x2="20.145cm" svg:y2="3.68cm">
          <text:p/>
        </draw:line>
        <draw:custom-shape draw:style-name="gr1" draw:text-style-name="P1" draw:layer="layout" svg:width="0.317cm" svg:height="0.423cm" svg:x="20.328cm" svg:y="3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28cm" svg:y1="3.68cm" svg:x2="20.645cm" svg:y2="3.68cm">
          <text:p/>
        </draw:line>
        <draw:custom-shape draw:style-name="gr1" draw:text-style-name="P1" draw:layer="layout" svg:width="6.072cm" svg:height="1.397cm" svg:x="16.078cm" svg:y="5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7cm" svg:height="0.423cm" svg:x="16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28cm" svg:y1="5.28cm" svg:x2="16.845cm" svg:y2="5.28cm">
          <text:p/>
        </draw:line>
        <draw:custom-shape draw:style-name="gr1" draw:text-style-name="P1" draw:layer="layout" svg:width="0.317cm" svg:height="0.423cm" svg:x="17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28cm" svg:y1="5.28cm" svg:x2="17.345cm" svg:y2="5.28cm">
          <text:p/>
        </draw:line>
        <draw:custom-shape draw:style-name="gr1" draw:text-style-name="P1" draw:layer="layout" svg:width="0.317cm" svg:height="0.423cm" svg:x="17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28cm" svg:y1="5.28cm" svg:x2="17.845cm" svg:y2="5.28cm">
          <text:p/>
        </draw:line>
        <draw:custom-shape draw:style-name="gr1" draw:text-style-name="P1" draw:layer="layout" svg:width="0.317cm" svg:height="0.423cm" svg:x="16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28cm" svg:y1="6.68cm" svg:x2="16.845cm" svg:y2="6.68cm">
          <text:p/>
        </draw:line>
        <draw:custom-shape draw:style-name="gr1" draw:text-style-name="P1" draw:layer="layout" svg:width="0.317cm" svg:height="0.423cm" svg:x="17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28cm" svg:y1="6.68cm" svg:x2="17.345cm" svg:y2="6.68cm">
          <text:p/>
        </draw:line>
        <draw:custom-shape draw:style-name="gr1" draw:text-style-name="P1" draw:layer="layout" svg:width="0.317cm" svg:height="0.423cm" svg:x="17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28cm" svg:y1="6.68cm" svg:x2="17.845cm" svg:y2="6.68cm">
          <text:p/>
        </draw:line>
        <draw:custom-shape draw:style-name="gr1" draw:text-style-name="P1" draw:layer="layout" svg:width="0.317cm" svg:height="0.423cm" svg:x="19.8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828cm" svg:y1="5.28cm" svg:x2="20.145cm" svg:y2="5.28cm">
          <text:p/>
        </draw:line>
        <draw:custom-shape draw:style-name="gr1" draw:text-style-name="P1" draw:layer="layout" svg:width="0.317cm" svg:height="0.423cm" svg:x="19.8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828cm" svg:y1="6.68cm" svg:x2="20.145cm" svg:y2="6.68cm">
          <text:p/>
        </draw:line>
        <draw:custom-shape draw:style-name="gr1" draw:text-style-name="P1" draw:layer="layout" svg:width="0.317cm" svg:height="0.423cm" svg:x="18.0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28cm" svg:y1="5.28cm" svg:x2="18.345cm" svg:y2="5.28cm">
          <text:p/>
        </draw:line>
        <draw:custom-shape draw:style-name="gr1" draw:text-style-name="P1" draw:layer="layout" svg:width="0.317cm" svg:height="0.423cm" svg:x="18.528cm" svg:y="4.8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528cm" svg:y1="5.28cm" svg:x2="18.845cm" svg:y2="5.28cm">
          <text:p/>
        </draw:line>
        <draw:custom-shape draw:style-name="gr1" draw:text-style-name="P1" draw:layer="layout" svg:width="0.317cm" svg:height="0.423cm" svg:x="18.0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28cm" svg:y1="6.68cm" svg:x2="18.345cm" svg:y2="6.68cm">
          <text:p/>
        </draw:line>
        <draw:custom-shape draw:style-name="gr1" draw:text-style-name="P1" draw:layer="layout" svg:width="0.317cm" svg:height="0.423cm" svg:x="18.528cm" svg:y="6.2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528cm" svg:y1="6.68cm" svg:x2="18.845cm" svg:y2="6.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2:19:17.190976480</meta:creation-date>
    <dc:date>2016-05-14T13:15:44.988213900</dc:date>
    <dc:creator>elucterio </dc:creator>
    <meta:editing-duration>PT25M54S</meta:editing-duration>
    <meta:editing-cycles>6</meta:editing-cycles>
    <meta:generator>LibreOffice/4.2.8.2$Linux_X86_64 LibreOffice_project/420m0$Build-2</meta:generator>
    <meta:document-statistic meta:object-count="142"/>
  </office:meta>
</office:document-meta>
</file>